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94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1cm" fo:min-width="1.314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61cm" fo:min-width="3.121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5.877cm" fo:min-width="22.36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61cm" fo:min-width="2.888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1cm" fo:min-width="1.338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1cm" fo:min-width="19.296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5983b0" loext:opacity="100%"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color="#5983b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41cm" svg:height="0.952cm" svg:x="13.878cm" svg:y="15.922cm">
          <text:p text:style-name="P1">shared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1.906cm" svg:height="0.952cm" svg:x="14.202cm" svg:y="13.945cm">
          <text:p text:style-name="P1">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906cm" svg:height="0.952cm" svg:x="16.462cm" svg:y="13.945cm">
          <text:p text:style-name="P1">rtc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1.906cm" svg:height="0.952cm" svg:x="18.527cm" svg:y="5.648cm">
          <text:p text:style-name="P1">sr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1.906cm" svg:height="0.952cm" svg:x="2.551cm" svg:y="15.913cm">
          <text:p text:style-name="P1">sd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906cm" svg:height="0.952cm" svg:x="5.872cm" svg:y="13.908cm">
          <text:p text:style-name="P1">stu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906cm" svg:height="0.952cm" svg:x="7.733cm" svg:y="11.792cm">
          <text:p text:style-name="P1">tur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1.906cm" svg:height="0.952cm" svg:x="9.716cm" svg:y="9.746cm">
          <text:p text:style-name="P1">ice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line-skew="-0.109cm" svg:x1="6.825cm" svg:y1="14.86cm" svg:x2="15.148cm" svg:y2="15.922cm" draw:start-shape="id1" draw:start-glue-point="2" draw:end-shape="id2" draw:end-glue-point="0" svg:d="M6825 14860v423h8323v639" svg:viewBox="0 0 8324 1063">
          <text:p/>
        </draw:connector>
        <draw:connector draw:style-name="gr4" draw:text-style-name="P2" draw:layer="layout" draw:line-skew="-0.154cm" svg:x1="8.686cm" svg:y1="12.744cm" svg:x2="6.825cm" svg:y2="13.908cm" draw:start-shape="id3" draw:start-glue-point="2" draw:end-shape="id1" draw:end-glue-point="0" svg:d="M8686 12744v429h-1861v735" svg:viewBox="0 0 1862 1165">
          <text:p/>
        </draw:connector>
        <draw:connector draw:style-name="gr5" draw:text-style-name="P2" draw:layer="layout" draw:line-skew="0.022cm" svg:x1="10.669cm" svg:y1="10.698cm" svg:x2="8.686cm" svg:y2="11.792cm" draw:start-shape="id4" draw:start-glue-point="2" draw:end-shape="id3" svg:d="M10669 10698v570h-1983v524" svg:viewBox="0 0 1984 1095">
          <text:p/>
        </draw:connector>
        <draw:connector draw:style-name="gr6" draw:text-style-name="P2" draw:layer="layout" draw:line-skew="0.949cm" svg:x1="8.686cm" svg:y1="12.744cm" svg:x2="15.148cm" svg:y2="15.922cm" draw:start-shape="id3" draw:start-glue-point="2" draw:end-shape="id2" draw:end-glue-point="0" svg:d="M8686 12744v2539h6462v639" svg:viewBox="0 0 6463 3179">
          <text:p/>
        </draw:connector>
        <draw:connector draw:style-name="gr7" draw:text-style-name="P2" draw:layer="layout" draw:line-skew="1.972cm" svg:x1="10.669cm" svg:y1="10.698cm" svg:x2="15.148cm" svg:y2="15.922cm" draw:start-shape="id4" draw:start-glue-point="2" draw:end-shape="id2" draw:end-glue-point="0" svg:d="M10669 10698v4585h4479v639" svg:viewBox="0 0 4480 5225">
          <text:p/>
        </draw:connector>
        <draw:connector draw:style-name="gr8" draw:text-style-name="P2" draw:layer="layout" draw:line-skew="-1.036cm" svg:x1="10.669cm" svg:y1="10.698cm" svg:x2="6.825cm" svg:y2="13.908cm" draw:start-shape="id4" draw:start-glue-point="2" draw:end-shape="id1" draw:end-glue-point="0" svg:d="M10669 10698v570h-3844v2640" svg:viewBox="0 0 3845 3211">
          <text:p/>
        </draw:connector>
        <draw:custom-shape draw:style-name="gr2" draw:text-style-name="P1" xml:id="id5" draw:id="id5" draw:layer="layout" svg:width="1.906cm" svg:height="0.952cm" svg:x="11.656cm" svg:y="13.941cm">
          <text:p text:style-name="P1">dtl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-0.125cm" svg:x1="12.609cm" svg:y1="14.893cm" svg:x2="15.148cm" svg:y2="15.922cm" draw:start-shape="id5" draw:start-glue-point="2" draw:end-shape="id2" draw:end-glue-point="0" svg:d="M12609 14893v390h2539v639" svg:viewBox="0 0 2540 1030">
          <text:p/>
        </draw:connector>
        <draw:connector draw:style-name="gr10" draw:text-style-name="P2" draw:layer="layout" svg:x1="15.155cm" svg:y1="14.897cm" svg:x2="15.148cm" svg:y2="15.922cm" draw:start-shape="id6" draw:start-glue-point="2" draw:end-shape="id2" draw:end-glue-point="0" svg:d="M15155 14897v513h-7v512" svg:viewBox="0 0 8 1026">
          <text:p/>
        </draw:connector>
        <draw:connector draw:style-name="gr11" draw:text-style-name="P2" draw:layer="layout" draw:line-skew="-0.127cm" svg:x1="17.415cm" svg:y1="14.897cm" svg:x2="15.148cm" svg:y2="15.922cm" draw:start-shape="id7" draw:start-glue-point="2" draw:end-shape="id2" draw:end-glue-point="0" svg:d="M17415 14897v386h-2267v639" svg:viewBox="0 0 2268 1026">
          <text:p/>
        </draw:connector>
        <draw:connector draw:style-name="gr12" draw:text-style-name="P2" draw:layer="layout" draw:line-skew="4.021cm" svg:x1="19.48cm" svg:y1="6.6cm" svg:x2="15.148cm" svg:y2="15.922cm" draw:start-shape="id8" draw:start-glue-point="2" draw:end-shape="id2" draw:end-glue-point="0" svg:d="M19480 6600v8683h-4332v639" svg:viewBox="0 0 4333 9323">
          <text:p/>
        </draw:connector>
        <draw:connector draw:style-name="gr13" draw:text-style-name="P2" draw:layer="layout" draw:line-skew="-0.207cm" svg:x1="19.48cm" svg:y1="6.6cm" svg:x2="15.155cm" svg:y2="13.945cm" draw:start-shape="id8" draw:end-shape="id6" draw:end-glue-point="0" svg:d="M19480 6600v3466h-4325v3879" svg:viewBox="0 0 4326 7346">
          <text:p/>
        </draw:connector>
        <draw:connector draw:style-name="gr14" draw:text-style-name="P2" draw:layer="layout" draw:line-skew="-0.207cm" svg:x1="19.48cm" svg:y1="6.6cm" svg:x2="17.415cm" svg:y2="13.945cm" draw:start-shape="id8" draw:start-glue-point="2" draw:end-shape="id7" draw:end-glue-point="0" svg:d="M19480 6600v3466h-2065v3879" svg:viewBox="0 0 2066 7346">
          <text:p/>
        </draw:connector>
        <draw:custom-shape draw:style-name="gr2" draw:text-style-name="P1" xml:id="id9" draw:id="id9" draw:layer="layout" svg:width="1.906cm" svg:height="0.952cm" svg:x="21.928cm" svg:y="5.649cm">
          <text:p text:style-name="P1">sct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draw:line-skew="4.021cm" svg:x1="22.881cm" svg:y1="6.601cm" svg:x2="15.148cm" svg:y2="15.922cm" draw:start-shape="id9" draw:start-glue-point="2" draw:end-shape="id2" draw:end-glue-point="0" svg:d="M22881 6601v8682h-7733v639" svg:viewBox="0 0 7734 9322">
          <text:p/>
        </draw:connector>
        <draw:custom-shape draw:style-name="gr16" draw:text-style-name="P1" xml:id="id10" draw:id="id10" draw:layer="layout" svg:width="3.713cm" svg:height="0.952cm" svg:x="19.829cm" svg:y="3.65cm">
          <text:p text:style-name="P1">datachannel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061cm" svg:x1="21.685cm" svg:y1="4.602cm" svg:x2="22.881cm" svg:y2="5.649cm" draw:start-shape="id10" draw:start-glue-point="2" draw:end-shape="id9" draw:end-glue-point="0" svg:d="M21685 4602v463h1196v584" svg:viewBox="0 0 1197 1048">
          <text:p/>
        </draw:connector>
        <draw:connector draw:style-name="gr18" draw:text-style-name="P2" draw:layer="layout" draw:line-skew="5.02cm" svg:x1="21.685cm" svg:y1="4.602cm" svg:x2="15.148cm" svg:y2="15.922cm" draw:start-shape="id10" draw:start-glue-point="2" draw:end-shape="id2" draw:end-glue-point="0" svg:d="M21685 4602v10681h-6537v639" svg:viewBox="0 0 6538 11321">
          <text:p/>
        </draw:connector>
        <draw:frame draw:style-name="gr19" draw:text-style-name="P4" draw:layer="layout" svg:width="22.025cm" svg:height="0.962cm" svg:x="1.4cm" svg:y="0.955cm">
          <draw:text-box>
            <text:p text:style-name="P3"><text:span text:style-name="T1">RTC Protocols Crates Dependency Graph</text:span></text:p>
          </draw:text-box>
        </draw:frame>
        <draw:custom-shape draw:style-name="gr20" draw:text-style-name="P2" draw:layer="layout" svg:width="22.86cm" svg:height="16.127cm" svg:x="1.4cm" svg:y="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4" draw:id="id14" draw:layer="layout" svg:width="3.48cm" svg:height="0.952cm" svg:x="15.675cm" svg:y="3.651cm">
          <text:p text:style-name="P1">intercept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3" draw:id="id13" draw:layer="layout" svg:width="1.93cm" svg:height="0.952cm" svg:x="12.93cm" svg:y="3.652cm">
          <text:p text:style-name="P1">media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1" draw:id="id11" draw:layer="layout" svg:width="19.888cm" svg:height="0.952cm" svg:x="2.67cm" svg:y="1.852cm">
          <text:p text:style-name="P1">rtc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2.621cm" svg:x1="12.614cm" svg:y1="2.804cm" svg:x2="3.504cm" svg:y2="15.913cm" draw:start-shape="id11" draw:start-glue-point="2" draw:end-shape="id12" draw:end-glue-point="0" svg:d="M12614 2804v3934h-9110v9175" svg:viewBox="0 0 9111 13110">
          <text:p/>
        </draw:connector>
        <draw:connector draw:style-name="gr10" draw:text-style-name="P2" draw:layer="layout" draw:line-skew="-0.544cm" svg:x1="12.614cm" svg:y1="2.804cm" svg:x2="8.089cm" svg:y2="11.258cm" draw:start-shape="id11" draw:start-glue-point="2" svg:d="M12614 2804v3934h-4525v4520" svg:viewBox="0 0 4526 8455">
          <text:p/>
        </draw:connector>
        <draw:connector draw:style-name="gr10" draw:text-style-name="P2" draw:layer="layout" draw:line-skew="0.462cm" svg:x1="12.614cm" svg:y1="2.804cm" svg:x2="10.669cm" svg:y2="9.746cm" draw:start-shape="id11" draw:start-glue-point="2" draw:end-shape="id4" draw:end-glue-point="0" svg:d="M12614 2804v3934h-1945v3008" svg:viewBox="0 0 1946 6943">
          <text:p/>
        </draw:connector>
        <draw:connector draw:style-name="gr10" draw:text-style-name="P2" draw:layer="layout" draw:line-skew="-2.913cm" svg:x1="12.614cm" svg:y1="2.804cm" svg:x2="12.609cm" svg:y2="13.941cm" draw:start-shape="id11" draw:start-glue-point="2" draw:end-shape="id5" draw:end-glue-point="0" svg:d="M12614 2804v2656h-5v8481" svg:viewBox="0 0 6 11138">
          <text:p/>
        </draw:connector>
        <draw:connector draw:style-name="gr10" draw:text-style-name="P2" draw:layer="layout" draw:line-skew="-0.007cm" svg:x1="12.614cm" svg:y1="2.804cm" svg:x2="13.895cm" svg:y2="3.652cm" draw:start-shape="id11" draw:start-glue-point="2" draw:end-shape="id13" draw:end-glue-point="0" svg:d="M12614 2804v418h1281v430" svg:viewBox="0 0 1282 849">
          <text:p/>
        </draw:connector>
        <draw:connector draw:style-name="gr10" draw:text-style-name="P2" draw:layer="layout" draw:line-skew="-0.006cm" svg:x1="12.614cm" svg:y1="2.804cm" svg:x2="17.415cm" svg:y2="3.651cm" draw:start-shape="id11" draw:start-glue-point="2" draw:end-shape="id14" draw:end-glue-point="0" svg:d="M12614 2804v418h4801v429" svg:viewBox="0 0 4802 848">
          <text:p/>
        </draw:connector>
        <draw:connector draw:style-name="gr10" draw:text-style-name="P2" draw:layer="layout" draw:line-skew="-0.006cm" svg:x1="12.614cm" svg:y1="2.804cm" svg:x2="21.685cm" svg:y2="3.65cm" draw:start-shape="id11" draw:start-glue-point="2" draw:end-shape="id10" draw:end-glue-point="0" svg:d="M12614 2804v418h9071v428" svg:viewBox="0 0 9072 847">
          <text:p/>
        </draw:connector>
        <draw:connector draw:style-name="gr10" draw:text-style-name="P2" draw:layer="layout" svg:x1="17.415cm" svg:y1="4.603cm" svg:x2="17.415cm" svg:y2="13.945cm" draw:start-shape="id14" draw:start-glue-point="2" draw:end-shape="id7" draw:end-glue-point="0" svg:d="M17415 4603v9342" svg:viewBox="0 0 1 9343">
          <text:p/>
        </draw:connector>
        <draw:connector draw:style-name="gr10" draw:text-style-name="P2" xml:id="id15" draw:id="id15" draw:layer="layout" draw:line-skew="-0.325cm" svg:x1="17.415cm" svg:y1="4.603cm" svg:x2="19.497cm" svg:y2="5.675cm" draw:start-shape="id14" draw:start-glue-point="2" svg:d="M17415 4603v462h2082v610" svg:viewBox="0 0 2083 1073">
          <text:p/>
        </draw:connector>
        <draw:connector draw:style-name="gr10" draw:text-style-name="P5" draw:layer="layout" draw:line-skew="-5.153cm" svg:x1="12.614cm" svg:y1="2.804cm" svg:x2="15.155cm" svg:y2="13.945cm" draw:start-shape="id11" draw:start-glue-point="2" draw:end-shape="id6" svg:d="M12614 2804v418h2541v10723" svg:viewBox="0 0 2542 11142">
          <text:p/>
        </draw:connector>
        <draw:connector draw:style-name="gr10" draw:text-style-name="P2" draw:layer="layout" draw:line-skew="-2.953cm" svg:x1="12.614cm" svg:y1="2.804cm" svg:x2="19.497cm" svg:y2="5.675cm" draw:start-shape="id11" draw:start-glue-point="2" draw:end-shape="id15" draw:end-glue-point="3" svg:d="M12614 2804v418h6883v2453" svg:viewBox="0 0 6884 2872">
          <text:p/>
        </draw:connector>
        <draw:connector draw:style-name="gr10" draw:text-style-name="P5" draw:layer="layout" draw:line-skew="1.109cm" svg:x1="13.895cm" svg:y1="4.604cm" svg:x2="15.155cm" svg:y2="13.945cm" draw:start-shape="id13" draw:start-glue-point="2" draw:end-shape="id6" draw:end-glue-point="0" svg:d="M13895 4604v5780h1260v3561" svg:viewBox="0 0 1261 9342">
          <text:p/>
        </draw:connector>
        <draw:connector draw:style-name="gr10" draw:text-style-name="P5" draw:layer="layout" draw:line-skew="5.019cm" svg:x1="13.895cm" svg:y1="4.604cm" svg:x2="15.148cm" svg:y2="15.922cm" draw:start-shape="id13" draw:start-glue-point="2" draw:end-shape="id2" draw:end-glue-point="0" svg:d="M13895 4604v10679h1253v639" svg:viewBox="0 0 1254 1131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16:17:30.387991836</meta:creation-date>
    <dc:date>2024-03-11T17:27:49.317414265</dc:date>
    <meta:editing-duration>PT58M18S</meta:editing-duration>
    <meta:editing-cycles>16</meta:editing-cycles>
    <meta:generator>LibreOffice/7.6.4.1$Linux_X86_64 LibreOffice_project/60$Build-1</meta:generator>
    <meta:document-statistic meta:object-count="44"/>
  </office:meta>
</office:document-meta>
</file>